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2" style:family="graphic" style:parent-style-name="standard">
      <style:graphic-properties svg:stroke-width="0.353cm" svg:stroke-color="#00a933" draw:marker-start-width="0.729cm" draw:marker-end-width="0.729cm" draw:fill="solid" draw:fill-color="#ffffff" draw:textarea-horizontal-align="justify" draw:textarea-vertical-align="middle" draw:auto-grow-height="false" fo:min-height="4.469cm" fo:min-width="12.474cm" fo:padding-top="0.301cm" fo:padding-bottom="0.301cm" fo:padding-left="0.426cm" fo:padding-right="0.426cm"/>
    </style:style>
    <style:style style:name="gr3" style:family="graphic" style:parent-style-name="objectwithoutfill">
      <style:graphic-properties svg:stroke-color="#00a933" draw:fill="none" draw:textarea-vertical-align="middle"/>
    </style:style>
    <style:style style:name="P1" style:family="paragraph">
      <loext:graphic-properties draw:fill="none" draw:fill-color="#ffffff"/>
      <style:text-properties style:font-name="OCR A Extended" fo:font-size="30pt" fo:font-weight="bold" style:font-size-asian="35pt" style:font-weight-asian="bold" style:font-size-complex="35pt" style:font-weight-complex="bold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OCR A Extended" fo:font-size="30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1.588cm" svg:x="0.025cm" svg:y="0.025cm">
          <draw:text-box>
            <text:p><text:span text:style-name="T1">Colección</text:span></text:p>
          </draw:text-box>
        </draw:frame>
        <draw:frame draw:style-name="gr1" draw:text-style-name="P1" draw:layer="layout" svg:width="7.62cm" svg:height="1.588cm" draw:transform="rotate (-3.14159265358979) translate (17.755cm 27.915cm)">
          <draw:text-box>
            <text:p><text:span text:style-name="T1">Colección</text:span></text:p>
          </draw:text-box>
        </draw:frame>
        <draw:custom-shape draw:style-name="gr2" draw:text-style-name="P2" draw:layer="layout" svg:width="13.97cm" svg:height="5.715cm" svg:x="1.894cm" svg:y="3.2cm">
          <text:p/>
          <draw:enhanced-geometry svg:viewBox="0 0 21600 21600" draw:path-stretchpoint-x="10800" draw:path-stretchpoint-y="10800" draw:text-areas="?f3 ?f4 ?f5 ?f6" draw:type="round-rectangle" draw:modifiers="4166.750629722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.236cm" svg:y1="3.542cm" svg:x2="15.571cm" svg:y2="3.542cm">
          <text:p/>
        </draw:line>
        <draw:line draw:style-name="gr3" draw:text-style-name="P3" draw:layer="layout" svg:x1="1.919cm" svg:y1="3.859cm" svg:x2="15.571cm" svg:y2="3.859cm">
          <text:p/>
        </draw:line>
        <draw:line draw:style-name="gr3" draw:text-style-name="P3" draw:layer="layout" svg:x1="1.919cm" svg:y1="4.177cm" svg:x2="15.889cm" svg:y2="4.177cm">
          <text:p/>
        </draw:line>
        <draw:line draw:style-name="gr3" draw:text-style-name="P3" draw:layer="layout" svg:x1="1.919cm" svg:y1="4.494cm" svg:x2="15.889cm" svg:y2="4.494cm">
          <text:p/>
        </draw:line>
        <draw:line draw:style-name="gr3" draw:text-style-name="P3" draw:layer="layout" svg:x1="1.919cm" svg:y1="4.812cm" svg:x2="15.889cm" svg:y2="4.812cm">
          <text:p/>
        </draw:line>
        <draw:line draw:style-name="gr3" draw:text-style-name="P3" draw:layer="layout" svg:x1="1.919cm" svg:y1="5.129cm" svg:x2="15.889cm" svg:y2="5.129cm">
          <text:p/>
        </draw:line>
        <draw:line draw:style-name="gr3" draw:text-style-name="P3" draw:layer="layout" svg:x1="1.919cm" svg:y1="5.447cm" svg:x2="15.889cm" svg:y2="5.447cm">
          <text:p/>
        </draw:line>
        <draw:line draw:style-name="gr3" draw:text-style-name="P3" draw:layer="layout" svg:x1="1.919cm" svg:y1="5.764cm" svg:x2="15.889cm" svg:y2="5.764cm">
          <text:p/>
        </draw:line>
        <draw:line draw:style-name="gr3" draw:text-style-name="P3" draw:layer="layout" svg:x1="1.919cm" svg:y1="6.082cm" svg:x2="15.889cm" svg:y2="6.082cm">
          <text:p/>
        </draw:line>
        <draw:line draw:style-name="gr3" draw:text-style-name="P3" draw:layer="layout" svg:x1="1.919cm" svg:y1="6.399cm" svg:x2="15.889cm" svg:y2="6.399cm">
          <text:p/>
        </draw:line>
        <draw:line draw:style-name="gr3" draw:text-style-name="P3" draw:layer="layout" svg:x1="1.919cm" svg:y1="6.717cm" svg:x2="15.889cm" svg:y2="6.717cm">
          <text:p/>
        </draw:line>
        <draw:line draw:style-name="gr3" draw:text-style-name="P3" draw:layer="layout" svg:x1="1.919cm" svg:y1="7.034cm" svg:x2="15.889cm" svg:y2="7.034cm">
          <text:p/>
        </draw:line>
        <draw:line draw:style-name="gr3" draw:text-style-name="P3" draw:layer="layout" svg:x1="1.919cm" svg:y1="7.352cm" svg:x2="15.889cm" svg:y2="7.352cm">
          <text:p/>
        </draw:line>
        <draw:line draw:style-name="gr3" draw:text-style-name="P3" draw:layer="layout" svg:x1="1.919cm" svg:y1="7.669cm" svg:x2="15.889cm" svg:y2="7.669cm">
          <text:p/>
        </draw:line>
        <draw:line draw:style-name="gr3" draw:text-style-name="P3" draw:layer="layout" svg:x1="1.919cm" svg:y1="7.987cm" svg:x2="15.889cm" svg:y2="7.987cm">
          <text:p/>
        </draw:line>
        <draw:line draw:style-name="gr3" draw:text-style-name="P3" draw:layer="layout" svg:x1="1.919cm" svg:y1="8.304cm" svg:x2="15.889cm" svg:y2="8.304cm">
          <text:p/>
        </draw:line>
        <draw:line draw:style-name="gr3" draw:text-style-name="P3" draw:layer="layout" svg:x1="2.236cm" svg:y1="8.622cm" svg:x2="15.571cm" svg:y2="8.622cm">
          <text:p/>
        </draw:line>
        <draw:line draw:style-name="gr3" draw:text-style-name="P3" draw:layer="layout" svg:x1="2.236cm" svg:y1="3.542cm" svg:x2="2.236cm" svg:y2="8.622cm">
          <text:p/>
        </draw:line>
        <draw:line draw:style-name="gr3" draw:text-style-name="P3" draw:layer="layout" svg:x1="2.554cm" svg:y1="3.224cm" svg:x2="2.554cm" svg:y2="8.622cm">
          <text:p/>
        </draw:line>
        <draw:line draw:style-name="gr3" draw:text-style-name="P3" draw:layer="layout" svg:x1="2.871cm" svg:y1="3.224cm" svg:x2="2.871cm" svg:y2="8.939cm">
          <text:p/>
        </draw:line>
        <draw:line draw:style-name="gr3" draw:text-style-name="P3" draw:layer="layout" svg:x1="3.189cm" svg:y1="3.224cm" svg:x2="3.189cm" svg:y2="8.939cm">
          <text:p/>
        </draw:line>
        <draw:line draw:style-name="gr3" draw:text-style-name="P3" draw:layer="layout" svg:x1="3.506cm" svg:y1="3.224cm" svg:x2="3.506cm" svg:y2="8.939cm">
          <text:p/>
        </draw:line>
        <draw:line draw:style-name="gr3" draw:text-style-name="P3" draw:layer="layout" svg:x1="3.824cm" svg:y1="3.224cm" svg:x2="3.824cm" svg:y2="8.939cm">
          <text:p/>
        </draw:line>
        <draw:line draw:style-name="gr3" draw:text-style-name="P3" draw:layer="layout" svg:x1="4.141cm" svg:y1="3.224cm" svg:x2="4.141cm" svg:y2="8.939cm">
          <text:p/>
        </draw:line>
        <draw:line draw:style-name="gr3" draw:text-style-name="P3" draw:layer="layout" svg:x1="4.459cm" svg:y1="3.224cm" svg:x2="4.459cm" svg:y2="8.939cm">
          <text:p/>
        </draw:line>
        <draw:line draw:style-name="gr3" draw:text-style-name="P3" draw:layer="layout" svg:x1="4.776cm" svg:y1="3.224cm" svg:x2="4.776cm" svg:y2="8.939cm">
          <text:p/>
        </draw:line>
        <draw:line draw:style-name="gr3" draw:text-style-name="P3" draw:layer="layout" svg:x1="5.094cm" svg:y1="3.224cm" svg:x2="5.094cm" svg:y2="8.939cm">
          <text:p/>
        </draw:line>
        <draw:line draw:style-name="gr3" draw:text-style-name="P3" draw:layer="layout" svg:x1="5.411cm" svg:y1="3.224cm" svg:x2="5.411cm" svg:y2="8.939cm">
          <text:p/>
        </draw:line>
        <draw:line draw:style-name="gr3" draw:text-style-name="P3" draw:layer="layout" svg:x1="5.729cm" svg:y1="3.224cm" svg:x2="5.729cm" svg:y2="8.939cm">
          <text:p/>
        </draw:line>
        <draw:line draw:style-name="gr3" draw:text-style-name="P3" draw:layer="layout" svg:x1="6.046cm" svg:y1="3.224cm" svg:x2="6.046cm" svg:y2="8.939cm">
          <text:p/>
        </draw:line>
        <draw:line draw:style-name="gr3" draw:text-style-name="P3" draw:layer="layout" svg:x1="6.364cm" svg:y1="3.224cm" svg:x2="6.364cm" svg:y2="8.939cm">
          <text:p/>
        </draw:line>
        <draw:line draw:style-name="gr3" draw:text-style-name="P3" draw:layer="layout" svg:x1="6.681cm" svg:y1="3.224cm" svg:x2="6.681cm" svg:y2="8.939cm">
          <text:p/>
        </draw:line>
        <draw:line draw:style-name="gr3" draw:text-style-name="P3" draw:layer="layout" svg:x1="6.999cm" svg:y1="3.224cm" svg:x2="6.999cm" svg:y2="8.939cm">
          <text:p/>
        </draw:line>
        <draw:line draw:style-name="gr3" draw:text-style-name="P3" draw:layer="layout" svg:x1="7.316cm" svg:y1="3.224cm" svg:x2="7.316cm" svg:y2="8.939cm">
          <text:p/>
        </draw:line>
        <draw:line draw:style-name="gr3" draw:text-style-name="P3" draw:layer="layout" svg:x1="7.634cm" svg:y1="3.224cm" svg:x2="7.634cm" svg:y2="8.939cm">
          <text:p/>
        </draw:line>
        <draw:line draw:style-name="gr3" draw:text-style-name="P3" draw:layer="layout" svg:x1="7.951cm" svg:y1="3.224cm" svg:x2="7.951cm" svg:y2="8.939cm">
          <text:p/>
        </draw:line>
        <draw:line draw:style-name="gr3" draw:text-style-name="P3" draw:layer="layout" svg:x1="8.269cm" svg:y1="3.224cm" svg:x2="8.269cm" svg:y2="8.939cm">
          <text:p/>
        </draw:line>
        <draw:line draw:style-name="gr3" draw:text-style-name="P3" draw:layer="layout" svg:x1="8.586cm" svg:y1="3.224cm" svg:x2="8.586cm" svg:y2="8.939cm">
          <text:p/>
        </draw:line>
        <draw:line draw:style-name="gr3" draw:text-style-name="P3" draw:layer="layout" svg:x1="8.904cm" svg:y1="3.224cm" svg:x2="8.904cm" svg:y2="8.939cm">
          <text:p/>
        </draw:line>
        <draw:line draw:style-name="gr3" draw:text-style-name="P3" draw:layer="layout" svg:x1="9.221cm" svg:y1="3.224cm" svg:x2="9.221cm" svg:y2="8.939cm">
          <text:p/>
        </draw:line>
        <draw:line draw:style-name="gr3" draw:text-style-name="P3" draw:layer="layout" svg:x1="9.539cm" svg:y1="3.224cm" svg:x2="9.539cm" svg:y2="8.939cm">
          <text:p/>
        </draw:line>
        <draw:line draw:style-name="gr3" draw:text-style-name="P3" draw:layer="layout" svg:x1="9.856cm" svg:y1="3.224cm" svg:x2="9.856cm" svg:y2="8.939cm">
          <text:p/>
        </draw:line>
        <draw:line draw:style-name="gr3" draw:text-style-name="P3" draw:layer="layout" svg:x1="10.174cm" svg:y1="3.224cm" svg:x2="10.174cm" svg:y2="8.939cm">
          <text:p/>
        </draw:line>
        <draw:line draw:style-name="gr3" draw:text-style-name="P3" draw:layer="layout" svg:x1="10.491cm" svg:y1="3.224cm" svg:x2="10.491cm" svg:y2="8.939cm">
          <text:p/>
        </draw:line>
        <draw:line draw:style-name="gr3" draw:text-style-name="P3" draw:layer="layout" svg:x1="10.809cm" svg:y1="3.224cm" svg:x2="10.809cm" svg:y2="8.939cm">
          <text:p/>
        </draw:line>
        <draw:line draw:style-name="gr3" draw:text-style-name="P3" draw:layer="layout" svg:x1="11.126cm" svg:y1="3.224cm" svg:x2="11.126cm" svg:y2="8.939cm">
          <text:p/>
        </draw:line>
        <draw:line draw:style-name="gr3" draw:text-style-name="P3" draw:layer="layout" svg:x1="11.444cm" svg:y1="3.224cm" svg:x2="11.444cm" svg:y2="8.939cm">
          <text:p/>
        </draw:line>
        <draw:line draw:style-name="gr3" draw:text-style-name="P3" draw:layer="layout" svg:x1="11.761cm" svg:y1="3.224cm" svg:x2="11.761cm" svg:y2="8.939cm">
          <text:p/>
        </draw:line>
        <draw:line draw:style-name="gr3" draw:text-style-name="P3" draw:layer="layout" svg:x1="12.079cm" svg:y1="3.224cm" svg:x2="12.079cm" svg:y2="8.939cm">
          <text:p/>
        </draw:line>
        <draw:line draw:style-name="gr3" draw:text-style-name="P3" draw:layer="layout" svg:x1="12.396cm" svg:y1="3.224cm" svg:x2="12.396cm" svg:y2="8.939cm">
          <text:p/>
        </draw:line>
        <draw:line draw:style-name="gr3" draw:text-style-name="P3" draw:layer="layout" svg:x1="12.714cm" svg:y1="3.224cm" svg:x2="12.714cm" svg:y2="8.939cm">
          <text:p/>
        </draw:line>
        <draw:line draw:style-name="gr3" draw:text-style-name="P3" draw:layer="layout" svg:x1="13.031cm" svg:y1="3.224cm" svg:x2="13.031cm" svg:y2="8.939cm">
          <text:p/>
        </draw:line>
        <draw:line draw:style-name="gr3" draw:text-style-name="P3" draw:layer="layout" svg:x1="13.349cm" svg:y1="3.224cm" svg:x2="13.349cm" svg:y2="8.939cm">
          <text:p/>
        </draw:line>
        <draw:line draw:style-name="gr3" draw:text-style-name="P3" draw:layer="layout" svg:x1="13.666cm" svg:y1="3.224cm" svg:x2="13.666cm" svg:y2="8.939cm">
          <text:p/>
        </draw:line>
        <draw:line draw:style-name="gr3" draw:text-style-name="P3" draw:layer="layout" svg:x1="13.984cm" svg:y1="3.224cm" svg:x2="13.984cm" svg:y2="8.939cm">
          <text:p/>
        </draw:line>
        <draw:line draw:style-name="gr3" draw:text-style-name="P3" draw:layer="layout" svg:x1="14.301cm" svg:y1="3.224cm" svg:x2="14.301cm" svg:y2="8.939cm">
          <text:p/>
        </draw:line>
        <draw:line draw:style-name="gr3" draw:text-style-name="P3" draw:layer="layout" svg:x1="14.619cm" svg:y1="3.224cm" svg:x2="14.619cm" svg:y2="8.939cm">
          <text:p/>
        </draw:line>
        <draw:line draw:style-name="gr3" draw:text-style-name="P3" draw:layer="layout" svg:x1="14.936cm" svg:y1="3.224cm" svg:x2="14.936cm" svg:y2="8.939cm">
          <text:p/>
        </draw:line>
        <draw:line draw:style-name="gr3" draw:text-style-name="P3" draw:layer="layout" svg:x1="15.254cm" svg:y1="3.224cm" svg:x2="15.254cm" svg:y2="8.939cm">
          <text:p/>
        </draw:line>
        <draw:line draw:style-name="gr3" draw:text-style-name="P3" draw:layer="layout" svg:x1="15.571cm" svg:y1="3.542cm" svg:x2="15.571cm" svg:y2="8.622cm">
          <text:p/>
        </draw:line>
        <draw:custom-shape draw:style-name="gr2" draw:text-style-name="P2" draw:layer="layout" svg:width="13.97cm" svg:height="5.715cm" svg:x="1.894cm" svg:y="11.101cm">
          <text:p/>
          <draw:enhanced-geometry svg:viewBox="0 0 21600 21600" draw:path-stretchpoint-x="10800" draw:path-stretchpoint-y="10800" draw:text-areas="?f3 ?f4 ?f5 ?f6" draw:type="round-rectangle" draw:modifiers="4166.750629722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.236cm" svg:y1="11.443cm" svg:x2="15.571cm" svg:y2="11.443cm">
          <text:p/>
        </draw:line>
        <draw:line draw:style-name="gr3" draw:text-style-name="P3" draw:layer="layout" svg:x1="1.919cm" svg:y1="11.76cm" svg:x2="15.571cm" svg:y2="11.76cm">
          <text:p/>
        </draw:line>
        <draw:line draw:style-name="gr3" draw:text-style-name="P3" draw:layer="layout" svg:x1="1.919cm" svg:y1="12.078cm" svg:x2="15.889cm" svg:y2="12.078cm">
          <text:p/>
        </draw:line>
        <draw:line draw:style-name="gr3" draw:text-style-name="P3" draw:layer="layout" svg:x1="1.919cm" svg:y1="12.395cm" svg:x2="15.889cm" svg:y2="12.395cm">
          <text:p/>
        </draw:line>
        <draw:line draw:style-name="gr3" draw:text-style-name="P3" draw:layer="layout" svg:x1="1.919cm" svg:y1="12.713cm" svg:x2="15.889cm" svg:y2="12.713cm">
          <text:p/>
        </draw:line>
        <draw:line draw:style-name="gr3" draw:text-style-name="P3" draw:layer="layout" svg:x1="1.919cm" svg:y1="13.03cm" svg:x2="15.889cm" svg:y2="13.03cm">
          <text:p/>
        </draw:line>
        <draw:line draw:style-name="gr3" draw:text-style-name="P3" draw:layer="layout" svg:x1="1.919cm" svg:y1="13.348cm" svg:x2="15.889cm" svg:y2="13.348cm">
          <text:p/>
        </draw:line>
        <draw:line draw:style-name="gr3" draw:text-style-name="P3" draw:layer="layout" svg:x1="1.919cm" svg:y1="13.665cm" svg:x2="15.889cm" svg:y2="13.665cm">
          <text:p/>
        </draw:line>
        <draw:line draw:style-name="gr3" draw:text-style-name="P3" draw:layer="layout" svg:x1="1.919cm" svg:y1="13.983cm" svg:x2="15.889cm" svg:y2="13.983cm">
          <text:p/>
        </draw:line>
        <draw:line draw:style-name="gr3" draw:text-style-name="P3" draw:layer="layout" svg:x1="1.919cm" svg:y1="14.3cm" svg:x2="15.889cm" svg:y2="14.3cm">
          <text:p/>
        </draw:line>
        <draw:line draw:style-name="gr3" draw:text-style-name="P3" draw:layer="layout" svg:x1="1.919cm" svg:y1="14.618cm" svg:x2="15.889cm" svg:y2="14.618cm">
          <text:p/>
        </draw:line>
        <draw:line draw:style-name="gr3" draw:text-style-name="P3" draw:layer="layout" svg:x1="1.919cm" svg:y1="14.935cm" svg:x2="15.889cm" svg:y2="14.935cm">
          <text:p/>
        </draw:line>
        <draw:line draw:style-name="gr3" draw:text-style-name="P3" draw:layer="layout" svg:x1="1.919cm" svg:y1="15.253cm" svg:x2="15.889cm" svg:y2="15.253cm">
          <text:p/>
        </draw:line>
        <draw:line draw:style-name="gr3" draw:text-style-name="P3" draw:layer="layout" svg:x1="1.919cm" svg:y1="15.57cm" svg:x2="15.889cm" svg:y2="15.57cm">
          <text:p/>
        </draw:line>
        <draw:line draw:style-name="gr3" draw:text-style-name="P3" draw:layer="layout" svg:x1="1.919cm" svg:y1="15.888cm" svg:x2="15.889cm" svg:y2="15.888cm">
          <text:p/>
        </draw:line>
        <draw:line draw:style-name="gr3" draw:text-style-name="P3" draw:layer="layout" svg:x1="1.919cm" svg:y1="16.205cm" svg:x2="15.889cm" svg:y2="16.205cm">
          <text:p/>
        </draw:line>
        <draw:line draw:style-name="gr3" draw:text-style-name="P3" draw:layer="layout" svg:x1="2.236cm" svg:y1="16.523cm" svg:x2="15.571cm" svg:y2="16.523cm">
          <text:p/>
        </draw:line>
        <draw:line draw:style-name="gr3" draw:text-style-name="P3" draw:layer="layout" svg:x1="2.236cm" svg:y1="11.443cm" svg:x2="2.236cm" svg:y2="16.523cm">
          <text:p/>
        </draw:line>
        <draw:line draw:style-name="gr3" draw:text-style-name="P3" draw:layer="layout" svg:x1="2.554cm" svg:y1="11.125cm" svg:x2="2.554cm" svg:y2="16.523cm">
          <text:p/>
        </draw:line>
        <draw:line draw:style-name="gr3" draw:text-style-name="P3" draw:layer="layout" svg:x1="2.871cm" svg:y1="11.125cm" svg:x2="2.871cm" svg:y2="16.84cm">
          <text:p/>
        </draw:line>
        <draw:line draw:style-name="gr3" draw:text-style-name="P3" draw:layer="layout" svg:x1="3.189cm" svg:y1="11.125cm" svg:x2="3.189cm" svg:y2="16.84cm">
          <text:p/>
        </draw:line>
        <draw:line draw:style-name="gr3" draw:text-style-name="P3" draw:layer="layout" svg:x1="3.506cm" svg:y1="11.125cm" svg:x2="3.506cm" svg:y2="16.84cm">
          <text:p/>
        </draw:line>
        <draw:line draw:style-name="gr3" draw:text-style-name="P3" draw:layer="layout" svg:x1="3.824cm" svg:y1="11.125cm" svg:x2="3.824cm" svg:y2="16.84cm">
          <text:p/>
        </draw:line>
        <draw:line draw:style-name="gr3" draw:text-style-name="P3" draw:layer="layout" svg:x1="4.141cm" svg:y1="11.125cm" svg:x2="4.141cm" svg:y2="16.84cm">
          <text:p/>
        </draw:line>
        <draw:line draw:style-name="gr3" draw:text-style-name="P3" draw:layer="layout" svg:x1="4.459cm" svg:y1="11.125cm" svg:x2="4.459cm" svg:y2="16.84cm">
          <text:p/>
        </draw:line>
        <draw:line draw:style-name="gr3" draw:text-style-name="P3" draw:layer="layout" svg:x1="4.776cm" svg:y1="11.125cm" svg:x2="4.776cm" svg:y2="16.84cm">
          <text:p/>
        </draw:line>
        <draw:line draw:style-name="gr3" draw:text-style-name="P3" draw:layer="layout" svg:x1="5.094cm" svg:y1="11.125cm" svg:x2="5.094cm" svg:y2="16.84cm">
          <text:p/>
        </draw:line>
        <draw:line draw:style-name="gr3" draw:text-style-name="P3" draw:layer="layout" svg:x1="5.411cm" svg:y1="11.125cm" svg:x2="5.411cm" svg:y2="16.84cm">
          <text:p/>
        </draw:line>
        <draw:line draw:style-name="gr3" draw:text-style-name="P3" draw:layer="layout" svg:x1="5.729cm" svg:y1="11.125cm" svg:x2="5.729cm" svg:y2="16.84cm">
          <text:p/>
        </draw:line>
        <draw:line draw:style-name="gr3" draw:text-style-name="P3" draw:layer="layout" svg:x1="6.046cm" svg:y1="11.125cm" svg:x2="6.046cm" svg:y2="16.84cm">
          <text:p/>
        </draw:line>
        <draw:line draw:style-name="gr3" draw:text-style-name="P3" draw:layer="layout" svg:x1="6.364cm" svg:y1="11.125cm" svg:x2="6.364cm" svg:y2="16.84cm">
          <text:p/>
        </draw:line>
        <draw:line draw:style-name="gr3" draw:text-style-name="P3" draw:layer="layout" svg:x1="6.681cm" svg:y1="11.125cm" svg:x2="6.681cm" svg:y2="16.84cm">
          <text:p/>
        </draw:line>
        <draw:line draw:style-name="gr3" draw:text-style-name="P3" draw:layer="layout" svg:x1="6.999cm" svg:y1="11.125cm" svg:x2="6.999cm" svg:y2="16.84cm">
          <text:p/>
        </draw:line>
        <draw:line draw:style-name="gr3" draw:text-style-name="P3" draw:layer="layout" svg:x1="7.316cm" svg:y1="11.125cm" svg:x2="7.316cm" svg:y2="16.84cm">
          <text:p/>
        </draw:line>
        <draw:line draw:style-name="gr3" draw:text-style-name="P3" draw:layer="layout" svg:x1="7.634cm" svg:y1="11.125cm" svg:x2="7.634cm" svg:y2="16.84cm">
          <text:p/>
        </draw:line>
        <draw:line draw:style-name="gr3" draw:text-style-name="P3" draw:layer="layout" svg:x1="7.951cm" svg:y1="11.125cm" svg:x2="7.951cm" svg:y2="16.84cm">
          <text:p/>
        </draw:line>
        <draw:line draw:style-name="gr3" draw:text-style-name="P3" draw:layer="layout" svg:x1="8.269cm" svg:y1="11.125cm" svg:x2="8.269cm" svg:y2="16.84cm">
          <text:p/>
        </draw:line>
        <draw:line draw:style-name="gr3" draw:text-style-name="P3" draw:layer="layout" svg:x1="8.586cm" svg:y1="11.125cm" svg:x2="8.586cm" svg:y2="16.84cm">
          <text:p/>
        </draw:line>
        <draw:line draw:style-name="gr3" draw:text-style-name="P3" draw:layer="layout" svg:x1="8.904cm" svg:y1="11.125cm" svg:x2="8.904cm" svg:y2="16.84cm">
          <text:p/>
        </draw:line>
        <draw:line draw:style-name="gr3" draw:text-style-name="P3" draw:layer="layout" svg:x1="9.221cm" svg:y1="11.125cm" svg:x2="9.221cm" svg:y2="16.84cm">
          <text:p/>
        </draw:line>
        <draw:line draw:style-name="gr3" draw:text-style-name="P3" draw:layer="layout" svg:x1="9.539cm" svg:y1="11.125cm" svg:x2="9.539cm" svg:y2="16.84cm">
          <text:p/>
        </draw:line>
        <draw:line draw:style-name="gr3" draw:text-style-name="P3" draw:layer="layout" svg:x1="9.856cm" svg:y1="11.125cm" svg:x2="9.856cm" svg:y2="16.84cm">
          <text:p/>
        </draw:line>
        <draw:line draw:style-name="gr3" draw:text-style-name="P3" draw:layer="layout" svg:x1="10.174cm" svg:y1="11.125cm" svg:x2="10.174cm" svg:y2="16.84cm">
          <text:p/>
        </draw:line>
        <draw:line draw:style-name="gr3" draw:text-style-name="P3" draw:layer="layout" svg:x1="10.491cm" svg:y1="11.125cm" svg:x2="10.491cm" svg:y2="16.84cm">
          <text:p/>
        </draw:line>
        <draw:line draw:style-name="gr3" draw:text-style-name="P3" draw:layer="layout" svg:x1="10.809cm" svg:y1="11.125cm" svg:x2="10.809cm" svg:y2="16.84cm">
          <text:p/>
        </draw:line>
        <draw:line draw:style-name="gr3" draw:text-style-name="P3" draw:layer="layout" svg:x1="11.126cm" svg:y1="11.125cm" svg:x2="11.126cm" svg:y2="16.84cm">
          <text:p/>
        </draw:line>
        <draw:line draw:style-name="gr3" draw:text-style-name="P3" draw:layer="layout" svg:x1="11.444cm" svg:y1="11.125cm" svg:x2="11.444cm" svg:y2="16.84cm">
          <text:p/>
        </draw:line>
        <draw:line draw:style-name="gr3" draw:text-style-name="P3" draw:layer="layout" svg:x1="11.761cm" svg:y1="11.125cm" svg:x2="11.761cm" svg:y2="16.84cm">
          <text:p/>
        </draw:line>
        <draw:line draw:style-name="gr3" draw:text-style-name="P3" draw:layer="layout" svg:x1="12.079cm" svg:y1="11.125cm" svg:x2="12.079cm" svg:y2="16.84cm">
          <text:p/>
        </draw:line>
        <draw:line draw:style-name="gr3" draw:text-style-name="P3" draw:layer="layout" svg:x1="12.396cm" svg:y1="11.125cm" svg:x2="12.396cm" svg:y2="16.84cm">
          <text:p/>
        </draw:line>
        <draw:line draw:style-name="gr3" draw:text-style-name="P3" draw:layer="layout" svg:x1="12.714cm" svg:y1="11.125cm" svg:x2="12.714cm" svg:y2="16.84cm">
          <text:p/>
        </draw:line>
        <draw:line draw:style-name="gr3" draw:text-style-name="P3" draw:layer="layout" svg:x1="13.031cm" svg:y1="11.125cm" svg:x2="13.031cm" svg:y2="16.84cm">
          <text:p/>
        </draw:line>
        <draw:line draw:style-name="gr3" draw:text-style-name="P3" draw:layer="layout" svg:x1="13.349cm" svg:y1="11.125cm" svg:x2="13.349cm" svg:y2="16.84cm">
          <text:p/>
        </draw:line>
        <draw:line draw:style-name="gr3" draw:text-style-name="P3" draw:layer="layout" svg:x1="13.666cm" svg:y1="11.125cm" svg:x2="13.666cm" svg:y2="16.84cm">
          <text:p/>
        </draw:line>
        <draw:line draw:style-name="gr3" draw:text-style-name="P3" draw:layer="layout" svg:x1="13.984cm" svg:y1="11.125cm" svg:x2="13.984cm" svg:y2="16.84cm">
          <text:p/>
        </draw:line>
        <draw:line draw:style-name="gr3" draw:text-style-name="P3" draw:layer="layout" svg:x1="14.301cm" svg:y1="11.125cm" svg:x2="14.301cm" svg:y2="16.84cm">
          <text:p/>
        </draw:line>
        <draw:line draw:style-name="gr3" draw:text-style-name="P3" draw:layer="layout" svg:x1="14.619cm" svg:y1="11.125cm" svg:x2="14.619cm" svg:y2="16.84cm">
          <text:p/>
        </draw:line>
        <draw:line draw:style-name="gr3" draw:text-style-name="P3" draw:layer="layout" svg:x1="14.936cm" svg:y1="11.125cm" svg:x2="14.936cm" svg:y2="16.84cm">
          <text:p/>
        </draw:line>
        <draw:line draw:style-name="gr3" draw:text-style-name="P3" draw:layer="layout" svg:x1="15.254cm" svg:y1="11.125cm" svg:x2="15.254cm" svg:y2="16.84cm">
          <text:p/>
        </draw:line>
        <draw:line draw:style-name="gr3" draw:text-style-name="P3" draw:layer="layout" svg:x1="15.571cm" svg:y1="11.443cm" svg:x2="15.571cm" svg:y2="16.523cm">
          <text:p/>
        </draw:line>
        <draw:custom-shape draw:style-name="gr2" draw:text-style-name="P2" draw:layer="layout" svg:width="13.97cm" svg:height="5.715cm" svg:x="1.894cm" svg:y="19.075cm">
          <text:p/>
          <draw:enhanced-geometry svg:viewBox="0 0 21600 21600" draw:path-stretchpoint-x="10800" draw:path-stretchpoint-y="10800" draw:text-areas="?f3 ?f4 ?f5 ?f6" draw:type="round-rectangle" draw:modifiers="4166.750629722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.236cm" svg:y1="19.417cm" svg:x2="15.571cm" svg:y2="19.417cm">
          <text:p/>
        </draw:line>
        <draw:line draw:style-name="gr3" draw:text-style-name="P3" draw:layer="layout" svg:x1="1.919cm" svg:y1="19.734cm" svg:x2="15.571cm" svg:y2="19.734cm">
          <text:p/>
        </draw:line>
        <draw:line draw:style-name="gr3" draw:text-style-name="P3" draw:layer="layout" svg:x1="1.919cm" svg:y1="20.052cm" svg:x2="15.889cm" svg:y2="20.052cm">
          <text:p/>
        </draw:line>
        <draw:line draw:style-name="gr3" draw:text-style-name="P3" draw:layer="layout" svg:x1="1.919cm" svg:y1="20.369cm" svg:x2="15.889cm" svg:y2="20.369cm">
          <text:p/>
        </draw:line>
        <draw:line draw:style-name="gr3" draw:text-style-name="P3" draw:layer="layout" svg:x1="1.919cm" svg:y1="20.687cm" svg:x2="15.889cm" svg:y2="20.687cm">
          <text:p/>
        </draw:line>
        <draw:line draw:style-name="gr3" draw:text-style-name="P3" draw:layer="layout" svg:x1="1.919cm" svg:y1="21.004cm" svg:x2="15.889cm" svg:y2="21.004cm">
          <text:p/>
        </draw:line>
        <draw:line draw:style-name="gr3" draw:text-style-name="P3" draw:layer="layout" svg:x1="1.919cm" svg:y1="21.322cm" svg:x2="15.889cm" svg:y2="21.322cm">
          <text:p/>
        </draw:line>
        <draw:line draw:style-name="gr3" draw:text-style-name="P3" draw:layer="layout" svg:x1="1.919cm" svg:y1="21.639cm" svg:x2="15.889cm" svg:y2="21.639cm">
          <text:p/>
        </draw:line>
        <draw:line draw:style-name="gr3" draw:text-style-name="P3" draw:layer="layout" svg:x1="1.919cm" svg:y1="21.957cm" svg:x2="15.889cm" svg:y2="21.957cm">
          <text:p/>
        </draw:line>
        <draw:line draw:style-name="gr3" draw:text-style-name="P3" draw:layer="layout" svg:x1="1.919cm" svg:y1="22.274cm" svg:x2="15.889cm" svg:y2="22.274cm">
          <text:p/>
        </draw:line>
        <draw:line draw:style-name="gr3" draw:text-style-name="P3" draw:layer="layout" svg:x1="1.919cm" svg:y1="22.592cm" svg:x2="15.889cm" svg:y2="22.592cm">
          <text:p/>
        </draw:line>
        <draw:line draw:style-name="gr3" draw:text-style-name="P3" draw:layer="layout" svg:x1="1.919cm" svg:y1="22.909cm" svg:x2="15.889cm" svg:y2="22.909cm">
          <text:p/>
        </draw:line>
        <draw:line draw:style-name="gr3" draw:text-style-name="P3" draw:layer="layout" svg:x1="1.919cm" svg:y1="23.227cm" svg:x2="15.889cm" svg:y2="23.227cm">
          <text:p/>
        </draw:line>
        <draw:line draw:style-name="gr3" draw:text-style-name="P3" draw:layer="layout" svg:x1="1.919cm" svg:y1="23.544cm" svg:x2="15.889cm" svg:y2="23.544cm">
          <text:p/>
        </draw:line>
        <draw:line draw:style-name="gr3" draw:text-style-name="P3" draw:layer="layout" svg:x1="1.919cm" svg:y1="23.862cm" svg:x2="15.889cm" svg:y2="23.862cm">
          <text:p/>
        </draw:line>
        <draw:line draw:style-name="gr3" draw:text-style-name="P3" draw:layer="layout" svg:x1="1.919cm" svg:y1="24.179cm" svg:x2="15.889cm" svg:y2="24.179cm">
          <text:p/>
        </draw:line>
        <draw:line draw:style-name="gr3" draw:text-style-name="P3" draw:layer="layout" svg:x1="2.236cm" svg:y1="24.497cm" svg:x2="15.571cm" svg:y2="24.497cm">
          <text:p/>
        </draw:line>
        <draw:line draw:style-name="gr3" draw:text-style-name="P3" draw:layer="layout" svg:x1="2.236cm" svg:y1="19.417cm" svg:x2="2.236cm" svg:y2="24.497cm">
          <text:p/>
        </draw:line>
        <draw:line draw:style-name="gr3" draw:text-style-name="P3" draw:layer="layout" svg:x1="2.554cm" svg:y1="19.099cm" svg:x2="2.554cm" svg:y2="24.497cm">
          <text:p/>
        </draw:line>
        <draw:line draw:style-name="gr3" draw:text-style-name="P3" draw:layer="layout" svg:x1="2.871cm" svg:y1="19.099cm" svg:x2="2.871cm" svg:y2="24.814cm">
          <text:p/>
        </draw:line>
        <draw:line draw:style-name="gr3" draw:text-style-name="P3" draw:layer="layout" svg:x1="3.189cm" svg:y1="19.099cm" svg:x2="3.189cm" svg:y2="24.814cm">
          <text:p/>
        </draw:line>
        <draw:line draw:style-name="gr3" draw:text-style-name="P3" draw:layer="layout" svg:x1="3.506cm" svg:y1="19.099cm" svg:x2="3.506cm" svg:y2="24.814cm">
          <text:p/>
        </draw:line>
        <draw:line draw:style-name="gr3" draw:text-style-name="P3" draw:layer="layout" svg:x1="3.824cm" svg:y1="19.099cm" svg:x2="3.824cm" svg:y2="24.814cm">
          <text:p/>
        </draw:line>
        <draw:line draw:style-name="gr3" draw:text-style-name="P3" draw:layer="layout" svg:x1="4.141cm" svg:y1="19.099cm" svg:x2="4.141cm" svg:y2="24.814cm">
          <text:p/>
        </draw:line>
        <draw:line draw:style-name="gr3" draw:text-style-name="P3" draw:layer="layout" svg:x1="4.459cm" svg:y1="19.099cm" svg:x2="4.459cm" svg:y2="24.814cm">
          <text:p/>
        </draw:line>
        <draw:line draw:style-name="gr3" draw:text-style-name="P3" draw:layer="layout" svg:x1="4.776cm" svg:y1="19.099cm" svg:x2="4.776cm" svg:y2="24.814cm">
          <text:p/>
        </draw:line>
        <draw:line draw:style-name="gr3" draw:text-style-name="P3" draw:layer="layout" svg:x1="5.094cm" svg:y1="19.099cm" svg:x2="5.094cm" svg:y2="24.814cm">
          <text:p/>
        </draw:line>
        <draw:line draw:style-name="gr3" draw:text-style-name="P3" draw:layer="layout" svg:x1="5.411cm" svg:y1="19.099cm" svg:x2="5.411cm" svg:y2="24.814cm">
          <text:p/>
        </draw:line>
        <draw:line draw:style-name="gr3" draw:text-style-name="P3" draw:layer="layout" svg:x1="5.729cm" svg:y1="19.099cm" svg:x2="5.729cm" svg:y2="24.814cm">
          <text:p/>
        </draw:line>
        <draw:line draw:style-name="gr3" draw:text-style-name="P3" draw:layer="layout" svg:x1="6.046cm" svg:y1="19.099cm" svg:x2="6.046cm" svg:y2="24.814cm">
          <text:p/>
        </draw:line>
        <draw:line draw:style-name="gr3" draw:text-style-name="P3" draw:layer="layout" svg:x1="6.364cm" svg:y1="19.099cm" svg:x2="6.364cm" svg:y2="24.814cm">
          <text:p/>
        </draw:line>
        <draw:line draw:style-name="gr3" draw:text-style-name="P3" draw:layer="layout" svg:x1="6.681cm" svg:y1="19.099cm" svg:x2="6.681cm" svg:y2="24.814cm">
          <text:p/>
        </draw:line>
        <draw:line draw:style-name="gr3" draw:text-style-name="P3" draw:layer="layout" svg:x1="6.999cm" svg:y1="19.099cm" svg:x2="6.999cm" svg:y2="24.814cm">
          <text:p/>
        </draw:line>
        <draw:line draw:style-name="gr3" draw:text-style-name="P3" draw:layer="layout" svg:x1="7.316cm" svg:y1="19.099cm" svg:x2="7.316cm" svg:y2="24.814cm">
          <text:p/>
        </draw:line>
        <draw:line draw:style-name="gr3" draw:text-style-name="P3" draw:layer="layout" svg:x1="7.634cm" svg:y1="19.099cm" svg:x2="7.634cm" svg:y2="24.814cm">
          <text:p/>
        </draw:line>
        <draw:line draw:style-name="gr3" draw:text-style-name="P3" draw:layer="layout" svg:x1="7.951cm" svg:y1="19.099cm" svg:x2="7.951cm" svg:y2="24.814cm">
          <text:p/>
        </draw:line>
        <draw:line draw:style-name="gr3" draw:text-style-name="P3" draw:layer="layout" svg:x1="8.269cm" svg:y1="19.099cm" svg:x2="8.269cm" svg:y2="24.814cm">
          <text:p/>
        </draw:line>
        <draw:line draw:style-name="gr3" draw:text-style-name="P3" draw:layer="layout" svg:x1="8.586cm" svg:y1="19.099cm" svg:x2="8.586cm" svg:y2="24.814cm">
          <text:p/>
        </draw:line>
        <draw:line draw:style-name="gr3" draw:text-style-name="P3" draw:layer="layout" svg:x1="8.904cm" svg:y1="19.099cm" svg:x2="8.904cm" svg:y2="24.814cm">
          <text:p/>
        </draw:line>
        <draw:line draw:style-name="gr3" draw:text-style-name="P3" draw:layer="layout" svg:x1="9.221cm" svg:y1="19.099cm" svg:x2="9.221cm" svg:y2="24.814cm">
          <text:p/>
        </draw:line>
        <draw:line draw:style-name="gr3" draw:text-style-name="P3" draw:layer="layout" svg:x1="9.539cm" svg:y1="19.099cm" svg:x2="9.539cm" svg:y2="24.814cm">
          <text:p/>
        </draw:line>
        <draw:line draw:style-name="gr3" draw:text-style-name="P3" draw:layer="layout" svg:x1="9.856cm" svg:y1="19.099cm" svg:x2="9.856cm" svg:y2="24.814cm">
          <text:p/>
        </draw:line>
        <draw:line draw:style-name="gr3" draw:text-style-name="P3" draw:layer="layout" svg:x1="10.174cm" svg:y1="19.099cm" svg:x2="10.174cm" svg:y2="24.814cm">
          <text:p/>
        </draw:line>
        <draw:line draw:style-name="gr3" draw:text-style-name="P3" draw:layer="layout" svg:x1="10.491cm" svg:y1="19.099cm" svg:x2="10.491cm" svg:y2="24.814cm">
          <text:p/>
        </draw:line>
        <draw:line draw:style-name="gr3" draw:text-style-name="P3" draw:layer="layout" svg:x1="10.809cm" svg:y1="19.099cm" svg:x2="10.809cm" svg:y2="24.814cm">
          <text:p/>
        </draw:line>
        <draw:line draw:style-name="gr3" draw:text-style-name="P3" draw:layer="layout" svg:x1="11.126cm" svg:y1="19.099cm" svg:x2="11.126cm" svg:y2="24.814cm">
          <text:p/>
        </draw:line>
        <draw:line draw:style-name="gr3" draw:text-style-name="P3" draw:layer="layout" svg:x1="11.444cm" svg:y1="19.099cm" svg:x2="11.444cm" svg:y2="24.814cm">
          <text:p/>
        </draw:line>
        <draw:line draw:style-name="gr3" draw:text-style-name="P3" draw:layer="layout" svg:x1="11.761cm" svg:y1="19.099cm" svg:x2="11.761cm" svg:y2="24.814cm">
          <text:p/>
        </draw:line>
        <draw:line draw:style-name="gr3" draw:text-style-name="P3" draw:layer="layout" svg:x1="12.079cm" svg:y1="19.099cm" svg:x2="12.079cm" svg:y2="24.814cm">
          <text:p/>
        </draw:line>
        <draw:line draw:style-name="gr3" draw:text-style-name="P3" draw:layer="layout" svg:x1="12.396cm" svg:y1="19.099cm" svg:x2="12.396cm" svg:y2="24.814cm">
          <text:p/>
        </draw:line>
        <draw:line draw:style-name="gr3" draw:text-style-name="P3" draw:layer="layout" svg:x1="12.714cm" svg:y1="19.099cm" svg:x2="12.714cm" svg:y2="24.814cm">
          <text:p/>
        </draw:line>
        <draw:line draw:style-name="gr3" draw:text-style-name="P3" draw:layer="layout" svg:x1="13.031cm" svg:y1="19.099cm" svg:x2="13.031cm" svg:y2="24.814cm">
          <text:p/>
        </draw:line>
        <draw:line draw:style-name="gr3" draw:text-style-name="P3" draw:layer="layout" svg:x1="13.349cm" svg:y1="19.099cm" svg:x2="13.349cm" svg:y2="24.814cm">
          <text:p/>
        </draw:line>
        <draw:line draw:style-name="gr3" draw:text-style-name="P3" draw:layer="layout" svg:x1="13.666cm" svg:y1="19.099cm" svg:x2="13.666cm" svg:y2="24.814cm">
          <text:p/>
        </draw:line>
        <draw:line draw:style-name="gr3" draw:text-style-name="P3" draw:layer="layout" svg:x1="13.984cm" svg:y1="19.099cm" svg:x2="13.984cm" svg:y2="24.814cm">
          <text:p/>
        </draw:line>
        <draw:line draw:style-name="gr3" draw:text-style-name="P3" draw:layer="layout" svg:x1="14.301cm" svg:y1="19.099cm" svg:x2="14.301cm" svg:y2="24.814cm">
          <text:p/>
        </draw:line>
        <draw:line draw:style-name="gr3" draw:text-style-name="P3" draw:layer="layout" svg:x1="14.619cm" svg:y1="19.099cm" svg:x2="14.619cm" svg:y2="24.814cm">
          <text:p/>
        </draw:line>
        <draw:line draw:style-name="gr3" draw:text-style-name="P3" draw:layer="layout" svg:x1="14.936cm" svg:y1="19.099cm" svg:x2="14.936cm" svg:y2="24.814cm">
          <text:p/>
        </draw:line>
        <draw:line draw:style-name="gr3" draw:text-style-name="P3" draw:layer="layout" svg:x1="15.254cm" svg:y1="19.099cm" svg:x2="15.254cm" svg:y2="24.814cm">
          <text:p/>
        </draw:line>
        <draw:line draw:style-name="gr3" draw:text-style-name="P3" draw:layer="layout" svg:x1="15.571cm" svg:y1="19.417cm" svg:x2="15.571cm" svg:y2="24.4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7.7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3T19:28:26.665000000</meta:creation-date>
    <dc:date>2023-04-11T14:31:59.337000000</dc:date>
    <meta:editing-duration>PT39M28S</meta:editing-duration>
    <meta:editing-cycles>7</meta:editing-cycles>
    <meta:generator>LibreOffice/7.5.0.3$Windows_X86_64 LibreOffice_project/c21113d003cd3efa8c53188764377a8272d9d6de</meta:generator>
    <meta:document-statistic meta:object-count="185"/>
  </office:meta>
</office:document-meta>
</file>